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officeooo:rsid="000104fa" officeooo:paragraph-rsid="000104fa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fr" fo:country="FR" officeooo:rsid="000104fa" officeooo:paragraph-rsid="000104fa"/>
    </style:style>
    <style:style style:name="P3" style:family="paragraph" style:parent-style-name="Standard" style:list-style-name="L1">
      <style:text-properties fo:language="fr" fo:country="FR" officeooo:rsid="000104fa" officeooo:paragraph-rsid="000104fa"/>
    </style:style>
    <style:style style:name="P4" style:family="paragraph" style:parent-style-name="Standard">
      <style:text-properties fo:language="fr" fo:country="FR" officeooo:rsid="000234a9" officeooo:paragraph-rsid="000104fa"/>
    </style:style>
    <style:style style:name="P5" style:family="paragraph" style:parent-style-name="Standard">
      <style:text-properties fo:language="fr" fo:country="FR" officeooo:rsid="00067da2" officeooo:paragraph-rsid="00067da2"/>
    </style:style>
    <style:style style:name="P6" style:family="paragraph" style:parent-style-name="Standard">
      <style:text-properties fo:font-size="16pt" fo:language="fr" fo:country="FR" fo:font-weight="bold" officeooo:rsid="000368bc" officeooo:paragraph-rsid="000368bc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  <style:text-properties fo:language="fr" fo:country="FR" officeooo:rsid="000104fa" officeooo:paragraph-rsid="000104fa"/>
    </style:style>
    <style:style style:name="T1" style:family="text">
      <style:text-properties officeooo:rsid="000368bc"/>
    </style:style>
    <style:style style:name="T2" style:family="text">
      <style:text-properties officeooo:rsid="00043f2f"/>
    </style:style>
    <style:style style:name="T3" style:family="text">
      <style:text-properties officeooo:rsid="0004fdd9"/>
    </style:style>
    <style:style style:name="T4" style:family="text">
      <style:text-properties officeooo:rsid="00057e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VSL/LLVM</text:p>
      <text:p text:style-name="P2"/>
      <text:p text:style-name="P2"/>
      <text:p text:style-name="P2"/>
      <text:p text:style-name="P7">Ce que couvre le projet :</text:p>
      <text:p text:style-name="P2"/>
      <text:list xml:id="list1463121585" text:style-name="L1">
        <text:list-item>
          <text:p text:style-name="P3">Les expressions simples</text:p>
        </text:list-item>
        <text:list-item>
          <text:p text:style-name="P3">L’instruction d’affectation</text:p>
        </text:list-item>
        <text:list-item>
          <text:p text:style-name="P3">La gestion des blocs</text:p>
        </text:list-item>
        <text:list-item>
          <text:p text:style-name="P3">La déclaration des variables</text:p>
        </text:list-item>
        <text:list-item>
          <text:p text:style-name="P3">Les expressions avec variables</text:p>
        </text:list-item>
        <text:list-item>
          <text:p text:style-name="P3">Les instructions de contrôle if e twhile</text:p>
        </text:list-item>
        <text:list-item>
          <text:p text:style-name="P3">La définition et l’appel de fonctions (avec les prototypes)</text:p>
        </text:list-item>
        <text:list-item>
          <text:p text:style-name="P3">Les fonctions de la bibliothèque: PRINT et READ</text:p>
        </text:list-item>
        <text:list-item>
          <text:p text:style-name="P3">La gestion des tableaux (déclaration, expression, affectation et lecture)</text:p>
        </text:list-item>
      </text:list>
      <text:p text:style-name="P2"/>
      <text:p text:style-name="P4">La gestion des erreurs fonctionne. Tous les fichiers du dossier “testlevelerror” ont étaient testés. Seul le test sur le fichier “test_invalid_call3.vsl” ne fonctionne pas <text:span text:style-name="T3">(pas d’erreur)</text:span>. <text:span text:style-name="T4">Si dans une appel de fonction j’envoie un tableau alors qu’une variable normale est attendu je devrais avoir une erreur.</text:span></text:p>
      <text:p text:style-name="P4"/>
      <text:p text:style-name="P4">Tous les fichiers du dossier “testlevel4” sont lus et correctement affichés avec le pretty printing. La grammaire semble donc valide.</text:p>
      <text:p text:style-name="P4"/>
      <text:p text:style-name="P4">Il y a un petit problème d’indentation.</text:p>
      <text:p text:style-name="P4"/>
      <text:p text:style-name="P6">Tester</text:p>
      <text:p text:style-name="P4"/>
      <text:p text:style-name="P4">Pour tester le programme, il faut avoir Java 11. Vous devez compiler le projet avec Gradle en faisant la commande <text:span text:style-name="T1">(se mettre dans le dossier contenant le fichier)</text:span> :</text:p>
      <text:p text:style-name="P4"/>
      <text:p text:style-name="P4">Sous Linux (dans un terminal) :</text:p>
      <text:p text:style-name="P4"/>
      <text:p text:style-name="P4">gradlew build</text:p>
      <text:p text:style-name="P4"/>
      <text:p text:style-name="P4">Sous Windows (powershell) :</text:p>
      <text:p text:style-name="P4"/>
      <text:p text:style-name="P4">gradlew.bat build</text:p>
      <text:p text:style-name="P4"/>
      <text:p text:style-name="P4">Ensuite, ouvrez Eclipse, « File → Import → Existing Gradle Project » <text:span text:style-name="T2">et</text:span> sélectionnez ensuite la racine du projet.</text:p>
      <text:p text:style-name="P4"/>
      <text:p text:style-name="P4">Il est possible que sur Eclipse vous ayez besoin du plugin ANTLR et Gradle (pas sûr).</text:p>
      <text:p text:style-name="P4"/>
      <text:p text:style-name="P5">Ensuite sur Eclipse, « Run → Run Configurations → (clique droit) Java Application → New Configuration ».</text:p>
      <text:p text:style-name="P5"/>
      <text:p text:style-name="P5">Project : TP2</text:p>
      <text:p text:style-name="P5">Main class : TP2.Main</text:p>
      <text:p text:style-name="P5"/>
      <text:p text:style-name="P5">Dans l’onglet « Arguments » :</text:p>
      <text:p text:style-name="P5"/>
      <text:p text:style-name="P5">Program arguments : tests\testlevelerror\level4testheap.vsl</text:p>
      <text:p text:style-name="P5"><text:soft-page-break/></text:p>
      <text:p text:style-name="P5">Appliquez et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08T23:25:12.572000000</dc:date>
    <meta:editing-duration>PT25M40S</meta:editing-duration>
    <meta:editing-cycles>10</meta:editing-cycles>
    <meta:document-statistic meta:table-count="0" meta:image-count="0" meta:object-count="0" meta:page-count="3" meta:paragraph-count="28" meta:word-count="256" meta:character-count="1572" meta:non-whitespace-character-count="1353"/>
  </office:meta>
</office:document-meta>
</file>